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06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transparen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 table:number-columns-spanned="11" table:number-rows-spanned="1">
            <text:p>Requisitos Sistema de Vendas: Login com JWT;</text:p>
          </table:table-cell>
          <table:covered-table-cell table:style-name="ce5"/>
          <table:covered-table-cell table:number-columns-repeated="9" table:style-name="ce8"/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Status</text:p>
          </table:table-cell>
          <table:table-cell table:style-name="ce8" table:number-columns-repeated="9"/>
          <table:table-cell table:number-columns-repeated="1013"/>
        </table:table-row>
        <table:table-row table:style-name="ro1">
          <table:table-cell table:style-name="ce1"/>
          <table:table-cell table:style-name="ce5"/>
          <table:table-cell table:style-name="ce8" table:number-columns-repeated="9"/>
          <table:table-cell table:number-columns-repeated="1013"/>
        </table:table-row>
        <table:table-row table:style-name="ro1">
          <table:table-cell table:style-name="ce2" office:value-type="string" calcext:value-type="string">
            <text:p>Definição da arquitetura – back end</text:p>
          </table:table-cell>
          <table:table-cell table:style-name="ce5" office:value-type="string" calcext:value-type="string">
            <text:p>feito</text:p>
          </table:table-cell>
          <table:table-cell table:style-name="ce8" table:number-columns-repeated="9"/>
          <table:table-cell table:number-columns-repeated="1013"/>
        </table:table-row>
        <table:table-row table:style-name="ro1">
          <table:table-cell table:style-name="ce2" office:value-type="string" calcext:value-type="string">
            <text:p>Definição da arquitetura – front end</text:p>
          </table:table-cell>
          <table:table-cell office:value-type="string" calcext:value-type="string">
            <text:p>fei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ainer docker – back end</text:p>
          </table:table-cell>
          <table:table-cell office:value-type="string" calcext:value-type="string">
            <text:p>fei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ainer docker – banco de dados</text:p>
          </table:table-cell>
          <table:table-cell office:value-type="string" calcext:value-type="string">
            <text:p>fei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ainer docker – front en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riar tela de Login – front end</text:p>
          </table:table-cell>
          <table:table-cell office:value-type="string" calcext:value-type="string">
            <text:p>feito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Default"/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Login com jwt – back end</text:p>
          </table:table-cell>
          <table:table-cell office:value-type="string" calcext:value-type="string">
            <text:p>fei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gin com jwt – front end</text:p>
          </table:table-cell>
          <table:table-cell office:value-type="string" calcext:value-type="string">
            <text:p>feito</text:p>
          </table:table-cell>
          <table:table-cell table:number-columns-repeated="1022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Gestão de Usuários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dastrar usuario back-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ar usuário back-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luir usuário back-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dastrar usuario Front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ar usuário Front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luir usuário Front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Gestão de Perfis de Usuário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ar perfil – b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ar perfil – fro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ole de Rotas via role – front</text:p>
          </table:table-cell>
          <table:table-cell office:value-type="string" calcext:value-type="string">
            <text:p>desenvolvendo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Tela principal com dashboard com 2 gráficos (vendas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rar consultas – back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uir graficos – front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RUD de produto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dastrar produto – back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dastrar produto – front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ar produto – back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ar produto- front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luir produto – back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luir produto – front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RUD de Fornecedor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dastrar fornecedor – back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dastrar fornecedor – front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ar fornecedor – back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ar fornecedor – front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luir fornecedor – back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luir fornecedor – front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RUD de Cliente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dastrar cliente – back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dastrar cliente – front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ar cliente – back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ar cliente – front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luir cliente – back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luir clientte – front -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Gestão de Pedido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datrar pedido – back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dastrar pedido – front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ar pedido – back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ar pedido – front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luir pedido – back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luir pedido – front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2">
          <table:table-cell table:style-name="ce3" office:value-type="string" calcext:value-type="string">
            <text:p>Relatório de Vendas com exportação Excel (Usar DAPPER)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figuração dapper – back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figurar excel – back en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iar consultas com dapper – back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rar relatório – back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ar tela para gerar relatório – front end</text:p>
          </table:table-cell>
          <table:table-cell table:number-columns-repeated="1023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4:58:31.180000000</meta:creation-date>
    <dc:date>2020-02-14T19:12:05.162000000</dc:date>
    <meta:editing-duration>PT5H39M4S</meta:editing-duration>
    <meta:editing-cycles>1</meta:editing-cycles>
    <meta:document-statistic meta:table-count="1" meta:cell-count="66" meta:object-count="0"/>
    <meta:generator>LibreOffice/6.1.3.2$Windows_X86_64 LibreOffice_project/86daf60bf00efa86ad547e59e09d6bb77c699acb</meta:generator>
  </office:meta>
</office:document-meta>
</file>